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in" fo:margin-bottom="0in" fo:line-height="114%" style:writing-mode="lr-tb"/>
      <style:text-properties style:font-name="Times New Roman" fo:font-size="12pt" style:font-size-asian="12pt" style:font-size-complex="12pt"/>
    </style:style>
    <style:style style:name="P6" style:family="paragraph" style:parent-style-name="Text_20_body">
      <style:paragraph-properties fo:margin-top="0in" fo:margin-bottom="0in" fo:line-height="114%" style:writing-mode="lr-tb"/>
      <style:text-properties style:font-name="Times New Roman" fo:font-size="12pt" fo:font-weight="bold" style:font-size-asian="12pt" style:font-weight-asian="bold" style:font-size-complex="12pt" style:font-weight-complex="bold"/>
    </style:style>
    <style:style style:name="P7" style:family="paragraph" style:parent-style-name="Header">
      <style:paragraph-properties fo:text-align="start" style:justify-single-word="false"/>
    </style:style>
    <style:style style:name="P8" style:family="paragraph" style:parent-style-name="Header">
      <style:paragraph-properties fo:text-align="start" style:justify-single-word="false"/>
      <style:text-properties fo:font-size="18pt" style:font-size-asian="18pt" style:font-size-complex="18pt"/>
    </style:style>
    <style:style style:name="P9" style:family="paragraph" style:parent-style-name="Header">
      <style:paragraph-properties fo:margin-top="0in" fo:margin-bottom="0in" fo:line-height="114%"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style:text-blinking="false" fo:background-color="transparent"/>
    </style:style>
    <style:style style:name="T3"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4" style:family="text">
      <style:text-properties style:font-weight-asian="bold" style:font-weight-complex="bold"/>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ecuriot: The Future of Desktop Surveillance</text:p>
      <text:p text:style-name="P8"/>
      <text:p text:style-name="P7">By Rob Boling and Sean Walsh</text:p>
      <text:p text:style-name="P7">CS 144r Final Project</text:p>
      <text:p text:style-name="P9">5/12/2014</text:p>
      <text:p text:style-name="P2"/>
      <text:p text:style-name="P6"><text:bookmark text:name="docs-internal-guid-87303901-f0d9-b171-fc48-f1f3f38f8f68"/><text:span text:style-name="T2">1 Introduction</text:span></text:p>
      <text:p text:style-name="P5"><text:span text:style-name="T1"><text:tab/>The workplace of the future is shaping up to be a more collaborative environment than ever.  The days of private offices and even designated cubical space are quickly coming to an end.  Rather, more and more offices are characterized by shared workspaces.  The offices of some startups have open-floor layouts; these offices typically have no walls or dividers, with employees working on laptops, intermittently checking their cell phones, around a table without designated seating arrangements.  </text:span></text:p>
      <text:p text:style-name="P5"><text:span text:style-name="T1"><text:tab/>While it is exciting that future of the office is bound to be both tremendously social and collaborative, it is also frightening that expensive valuables will be placed around more strangers than ever.  Some strangers may have very malicious motives, and given the lack of privacy in future offices, robberies and thefts may become increasingly common.  Thus, more employers will likely demand that their offices are equipped with surveillance gear, essential for keeping the modern workplace social and safe.  </text:span></text:p>
      <text:p text:style-name="P2"><text:tab/>Common surveillance equipment has many shortcomings.  Primarily, many surveillance cameras used today do not provide any context to a given situation; they are “unintelligent,” requiring a security guard to constantly watch their feeds in order to determine if a theft is occurring.  For many households and employers, the cost of hiring a security guard to observe a surveillance feed is unreasonably high.  Thus, there is a significant demand for a sophisticated surveillance camera that could automatically detect if an item of interest is being stolen.  Such a system is possible given today’s technologies, especially with the developments of systems on a chip (SoCs) and machine learning technologies involving image recognition.  Because of these developments, we were able to develop a minimum viable product, Securiot, which consists of a Raspberry Pi with sophisticated image recognition software implemented on it.  We will demonstrate that Securiot achieves remarkable success on training data, and we will discuss further improvements so as to advance the functionality of our system.  </text:p>
      <text:p text:style-name="P1"/>
      <text:p text:style-name="P5"><text:span text:style-name="T3">2 Related Work/Motivations</text:span></text:p>
      <text:p text:style-name="P5"><text:span text:style-name="T1"><text:tab/>We were motivated by the increased need for surveillance cameras and the less technical implementations of ubiquitous modern surveillance cameras.  We believe that closed-circuit television (CCTV) is an impractical surveillance device since it requires people to watch the video feeds, and most employers and households cannot afford to hire security guards.  Furthermore, d-link wireless cameras have become more widespread, and it is noteworthy that some of their cameras have implemented motion and temperature detection.  That being said, these cameras are often very expensive, and d-link cameras are oftentimes not optimal for tracking the locations of valuable items even if they can detect the presence of people in a given room.  </text:span></text:p>
      <text:p text:style-name="P2"><text:tab/>We are also very excited by the widespread use of SoCs such as the Raspberry Pi, which are implemented using open source software such as the Linux operating system.  Furthermore, we are also <text:soft-page-break/>very intrigued by developments in machine learning technologies, and we believe that by combining economical SoCs with machine learning software, we can develop an intelligent, economical surveillance device which can alert users if a theft of a valuable object is occurring.  </text:p>
      <text:p text:style-name="P5"><text:span text:style-name="T1"><text:tab/>There has been extensive research in the field of intelligent  surveillance.  In particular, Dr. Jim Davis, a professor at The Ohio State University, has devoted the vast majority of his academic career to developing intelligent surveillance devices.  He has done extensive work on image recognition, especially on determining anomalies in an image feed so as to detect if something odd such as a theft or a car chase is occurring in a video feed.  Many of his methods employ highly sophisticated statistics and machine learning, and we were heavily inspired by his work.  </text:span></text:p>
      <text:p text:style-name="P1"/>
      <text:p text:style-name="P6"><text:span text:style-name="T2">3 Approach</text:span></text:p>
      <text:p text:style-name="P2"><text:tab/>It was very important for us to develop a device which could be implemented economically.  We also want to implement software on top of commonly used operating systems and applications.  Thus, we thought that using a Raspberry Pi was a suitable device, since it is a relatively cheap device which has a common flavor of Linux, Debian, implemented as its operating system.  Furthermore, the Raspberry Pi has a built in camera, which we can use to track valuable items.  To perform image recognition, to detect if a valuable item has been stolen, we used the OpenCV library which is filled with implementations of image classification algorithms compatible with multiple devices, Raspberry Pi included.  </text:p>
      <text:p text:style-name="P5"><text:span text:style-name="T1"><text:tab/>End users can use our device by launching a client on either a desktop or a mobile device.  Using the chosen client, a user can turn on the camera, turn off the camera, take a photo, and determine a valuable item which the camera can track, known as “arming” the system.  If the item which the user has selected in the “arming” process has been moved or stolen, the user will be notified by the application.  Both the client and the Raspberry Pi communicate with each other via an Amazon EC2 instance via a combination of a basic HTTP server and common Linux commands such as SCP.  The mobile client communicates with the EC2 instance using an asynchronous HTTP request handler.  </text:span></text:p>
      <text:p text:style-name="P5"><text:span text:style-name="T1"><text:tab/>One of the most important details to our approach is the sensitivity to light and motion around a valuable item.  In particular, changes in the surrounding light and the presence of a benign human near a valuable should not trigger an alert.  That being said, we would rather have fewer false negatives than false positives, so we would rather have more alerts than fewer.  Thus, it is likely that, should we continue working on Securiot, we will likely implement a user-generated feedback mechanism such that users would be prompted if a given scenario is a robbery or not.  In doing so, we will likely improve our image classification algorithms by having more training data.  </text:span></text:p>
      <text:p text:style-name="P1"/>
      <text:p text:style-name="P3">4 System Description</text:p>
      <text:p text:style-name="P3">4.1 Hardware</text:p>
      <text:p text:style-name="P2"><text:tab/>Securiot uses a Raspberry Pi Model B as the main component of the device. A Raspberry Pi was chosen for a number of reasons. First, it is easy to connect and use a camera with the Raspberry Pi. The Pi camera has extensive documentation and a python library for accessing the camera which made it easy to setup the camera and focus on the more interesting portions of Securiot. Also, in contrast to an Arduino or <text:soft-page-break/>smaller device, the Pi has enough memory and computing power to process the incoming video feed at the same rate as the camera is streaming. This allowed us to rapidly notify the user of an alert. Additionally, the Pi could record high quality 30 fps video of the event unfolding instead of recording low quality video at around 4-10 fps like other traditional security cameras. These advantages gained from using the Pi allowed us to make Securiot a modern and useful product.</text:p>
      <text:p text:style-name="P2"/>
      <text:p text:style-name="P3">4.2 Architecture</text:p>
      <text:p text:style-name="P2"><text:tab/>The layout of Securiot allows the user to easily control Securiot and retrieve information. The Raspberry Pi uses its camera module to record video. That recording is then processed on the Pi to determine if a theft has occurred. The Pi communicates to a server by sending status codes in a text file. The user can retrieve these status codes and control the Pi via their Android or Desktop Securiot application. The Pi is completely controlled by the user's application and the user has the ability to turn the camera on or off, take a snapshot or arm the system for observing an object. This architecture makes it easy for the user to quickly setup Securiot and control it from afar.</text:p>
      <text:p text:style-name="P2"/>
      <text:p text:style-name="P4"><text:span text:style-name="T4">4.3 Software</text:span></text:p>
      <text:p text:style-name="P3">4.3.1 Program Structure</text:p>
      <text:p text:style-name="P2"><text:span text:style-name="T5"><text:tab/></text:span>Securiot uses OpenCV, an open source image processing library, to process the incoming video feed and determine if an object has been stolen. The main Securiot program on the Pi is written in Python since this is the language used for controlling the Pi camera and OpenCV provides a python version of its library. The main program, secuirot.py, runs automatically when the Pi is turned on and it reads the server every few seconds for a command from the user to perform an action.</text:p>
      <text:p text:style-name="P2"/>
      <text:p text:style-name="P3">4.3.2 Theft Detection</text:p>
      <text:p text:style-name="P2"><text:tab/>Securiot leverages the functionality of OpenCV to analyze the scene and track the removal of objects. A naïve way to check for removal of objects would be to perform an absolute difference between a reference image and the current frame. While this works under some conditions, the absolute difference method is extremely sensitive to changes in lighting and slight shifting of the object. Since Securiot is intended for use in public conditions where lighting may change and people may bump into tables, a more sophisticated algorithm is needed.</text:p>
      <text:p text:style-name="P2"><text:tab/>When the user first arms Securiot, the device takes an image of the current scene and sends it back to the user. The user then draws a rectangle around the object that they wish to track in the Securiot Android or Desktop application. The rectangle's location is then sent back to the device and Securiot focuses its object removal algorithm on the selected region. After converting the current frame to black and white, Securiot uses a Canny Edge Detector to find the edges in the scene. The Canny Edge Detector looks for regions of sharp changes in pixel values to find the edges of objects in the scene. A contour finding algorithm implemented in OpenCV is then used to find the outermost closed contours within the target region. These contours are then assumed to be the target objects that the user wishes to protect.</text:p>
      <text:p text:style-name="P2"><text:tab/>Once the object is found in the target region, Securiot then records the area bounded by the contour. The program initially records the area of the object's contour in 25 separate frames of video and <text:soft-page-break/>then stores the mean and variance of the area over those 25 frames. After this, the system is armed and monitors the area of the contour of the target object. If the object is slightly moved within the target region, or if the lighting changes, this does not change Securiot's ability to find the object since the area of the contour remains close to the mean value. However, if someone removes the object, the area of the contours in the region will change by an appreciable value. The threshold for an alert in Securiot is a change that is either twice the variance of the initial area calibration or a 15% change in the area. The use of two thresholds allows Securiot to be useful in different conditions. When conditions make the variance of the area calibration extremely small, the 15% threshold ensures that small changes will not set off the alert. When the variance is large due to the edge detection algorithm periodically missing a key edge, Securiot assumes that this edge detection error will occur and looks for larger changes. Once Securiot detects that the object has been stolen, it writes the video of the previous minute of footage to a file and records another 10 seconds of video after it registers the theft. The videos are then uploaded to the server for the user to retrieve and watch.</text:p>
      <text:p text:style-name="P2"/>
      <text:p text:style-name="P3">4.3.3 Communication with the server.</text:p>
      <text:p text:style-name="P2"><text:tab/>Securiot communicates with the server to receive commands from the user and return status updates. It uses scp to log onto the server and download or upload a text file with a status code in it. The user can download and edit the same text file, and so the text file is used as a note passed between device and user for communication. In a future version of Securiot, a more secure and scalable version of communication between the Pi and server will be used.</text:p>
      <text:p text:style-name="P3"/>
      <text:p text:style-name="P3">5 Performance Evaluation</text:p>
      <text:p text:style-name="P3">5.1 Testing Securiot under Normal Conditions</text:p>
      <text:p text:style-name="P2"><text:tab/>We ran 24 tests of Securiot under normal office conditions where the lighting was fairly constant and there was sharp contrast between the colors of the object and desk. In these tests, we made sure to select a target region that contained the entire object with as little background as possible. Since this is the method by which Securiot operates most effectively, we hope that users would select the target region in this way when instructed by the application. We define a false positive as the system triggering an alert when nothing has actually happened. We define a false negative as the system not registering when a theft has occurred. In these tests, we achieved a 8% false positive rate, meaning that the system triggered an alert when nothing had actually happened, and a 0% false negative rate. We are content with the errors being false positives since this means that the system is reporting to the user too often, which is better than Securiot not telling a user when their object has been stolen. </text:p>
      <text:p text:style-name="P2"/>
      <text:p text:style-name="P3">5.2 Testing Securiot under Abnormal Conditions</text:p>
      <text:p text:style-name="P2"><text:tab/>We also ran tests to find the limits of the device under different conditions. In our first test, we discovered how much of a lighting change was necessary to trigger an alert. We found that the the lighting could change and vary drastically and the system would not give a false positive. It was only when the lighting was turned low enough to make the division between the object and background unclear did the system trigger <text:soft-page-break/>an alert. In the next test, we selected a target region that was much larger than the object we wanted to track. We selected the entirety of an empty desk with a cellphone in the middle that we wished to track. During our three tests of this scenario, the system had no false positives or negatives under normal conditions, but was susceptible to the shadows of someone walking by. This makes sense since the camera would see another “object” in the target region and trigger an alert since the total area of the object in the region changed. We last tested how feasible it was to remove the object and replace it with a similar looking object. Since the algorithm only requires about five successive frames of a removed object, we were unable to do a quick replacement of the object without triggering an alert. We are pleased with Securiot’s performance under these abnormal conditions since it achieves our goal to create a surveillance device that is resilient to a changing environment. </text:p>
      <text:p text:style-name="P2"/>
      <text:p text:style-name="P3">6 Conclusion</text:p>
      <text:p text:style-name="P2"><text:tab/>Securiot faces a number of challenges if we wish to scale this device to more users. The first and most important challenge is the secure connection between a user and their device. Currently, there is no system in place to handle multiple users, but with even two users it is necessary to have a user name and password for communicating with a specific device and the central server. Another challenge is the need to understand how users want to interact with a system like this. It is important that the device is easy to control and that the interface is intuitive to users. While we know how the system works and understand what it is doing, the average user will not be able to see what Securiot sees. Similar to the issues that Nest encountered, we would need to find a way to make the system's decision making process more transparent so that they don't get frustrated when it doesn't operate as they might expect. </text:p>
      <text:p text:style-name="P2"><text:tab/>In addition to scaling challenges, there are many opportunities to make Securiot a more compelling piece of technology. One feature that a few people have already requested is the ability to tell Securiot what, for example, your cell phone looks like and have it track your cell phone anytime you arm the system. This would eliminate the need to re-arm the system every time you walk away and make it a low-hassle security tool. Implementing this functionality would require separate functionality to store the information about the contours of an object and be able to recognize if the object is rotated or skewed, but after reading through other projects implemented with OpenCV, we feel that it would be feasible to build this feature. Another addition that would be even simpler to implement is the addition of a fish eye lens to the camera. Currently, it is possible for someone to sneak up laterally to the camera and steal the object and Securiot unfortunately only sees the person's hand as they steal the object. We want to provide the user with as much information as possible in the event of an alert, and so adding a fish eye lens that could survey a wider field of view could make the device more useful. One other possible feature addition is a user-feedback system where the user plays a more active role in the surveillance of their belongings. Having this system would allow us to tailor the software to each user and make sure that the threshold for a security event is at the appropriate level for that person's needs. </text:p>
      <text:p text:style-name="P2"><text:tab/>Securiot provides a solution to the <text:soft-page-break/>growing challenges of surveillance in a semi-public environment. The system is currently able to track objects of value and quickly report to the user if the object has been stolen or altered. There are many directions that this smart technology could expand into and we are excited to have a part in the growing movement towards smart devices. </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1in" fo:margin-top="1in" fo:margin-bottom="1in" fo:margin-left="1in" fo:margin-right="1in" style:shadow="none" style:writing-mode="lr-tb" style:footnote-max-height="0in">
        <style:columns fo:column-count="2" fo:column-gap="0.4in">
          <style:column style:rel-width="4819*" fo:start-indent="0in" fo:end-indent="0.2in"/>
          <style:column style:rel-width="4819*"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4-05-12T10:32:22</meta:creation-date>
    <dc:date>2014-05-12T11:00:23</dc:date>
    <dc:creator>Sean </dc:creator>
    <meta:editing-duration>PT12M26S</meta:editing-duration>
    <meta:editing-cycles>2</meta:editing-cycles>
    <meta:generator>LibreOffice/3.5$Linux_X86_64 LibreOffice_project/350m1$Build-2</meta:generator>
    <meta:document-statistic meta:table-count="0" meta:image-count="0" meta:object-count="0" meta:page-count="6" meta:paragraph-count="40" meta:word-count="2869" meta:character-count="17056" meta:non-whitespace-character-count="14150"/>
  </office:meta>
</office:document-meta>
</file>